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kt Retro-Chat</text:h>
      <text:p text:style-name="Standard"/>
      <text:h text:style-name="Heading_20_2" text:outline-level="2">Abstrakt</text:h>
      <text:p text:style-name="Standard">Skapa en responsiv Instagram liknande sida i Retro-pixelerad stil, <text:s/>med Cordova ramverket.</text:p>
      <text:p text:style-name="Standard">Applikationen ska finnas tillgänglig på webben samt på Google Play (Android). För att få tillgång till applikationen ska man registrera en användare. I applikationen ska det finnas en hemsida för alla användare. Där kan det skapa nya inlägg, genom att ta en bild med en kamera eller ladda upp en befintlig bild som finns på enheten, och lägga till en text. Där ska användare ha möjlighet att gilla och kommentera inläggen. Det ska finnas en sida för att söka medlemmar, och en sida för att användare kan chatta med varandra.</text:p>
      <text:h text:style-name="Heading_20_1" text:outline-level="1">Scope</text:h>
      <text:p text:style-name="Standard">Applikationen skrivs i ren html, css och javascript, ramverket AngularJS kommer att användas.</text:p>
      <text:p text:style-name="Standard">En Console applikation (server) <text:s/>kommer att kodas i C# för att lyssna och ta emot och hantera AJAX anrop från klienten. Servern har kontakt med en MySql databas, som sköter inloggning och allt annat i appliaktionen. Json skickas mellan klienterna och servern. Det ska bli tunn klient, så att all data sparas på serverns databas. All hosting sker från min raspberry pi, (apache, mysql). Det ska även kodas en Chat server i C# där alla användare kan snacka med varandra. Om tid finns över, så ska det gå skicka personliga meddelanden till varandra.</text:p>
      <text:p text:style-name="Standard"/>
      <text:h text:style-name="Heading_20_2" text:outline-level="2">Utförande</text:h>
      <text:p text:style-name="Standard">Json, AngularJS, Cordova, Mysql, Apache, C#, HTML, CSS, Javascript (försöka undvika JQuery)</text:p>
      <text:p text:style-name="Standard"/>
      <text:p text:style-name="Standard">Medlem: Niklas Johan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klas Johansson</meta:initial-creator>
    <meta:creation-date>2017-09-04T09:50:25.20</meta:creation-date>
    <dc:date>2017-09-04T11:04:28.34</dc:date>
    <dc:creator>Niklas Johansson</dc:creator>
    <meta:editing-duration>PT1H14M4S</meta:editing-duration>
    <meta:editing-cycles>3</meta:editing-cycles>
    <meta:generator>OpenOffice/4.1.3$Win32 OpenOffice.org_project/413m1$Build-9783</meta:generator>
    <meta:document-statistic meta:table-count="0" meta:image-count="0" meta:object-count="0" meta:page-count="1" meta:paragraph-count="10" meta:word-count="228" meta:character-count="1408"/>
  </office:meta>
</office:document-meta>
</file>